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yladies, Command Line II. <text:s/>What we want people to take away today: </text:p>
      <text:p text:style-name="P1"/>
      <text:p text:style-name="P1">Basics of command-line</text:p>
      <text:p text:style-name="P1"/>
      <text:list xml:id="list753177805152136669" text:style-name="L1">
        <text:list-item>
          <text:p text:style-name="P2">What is a directory?</text:p>
          <text:list>
            <text:list-item>
              <text:p text:style-name="P2">How do you look at what is in a directory?</text:p>
            </text:list-item>
            <text:list-item>
              <text:p text:style-name="P2">How do you move between directories?</text:p>
            </text:list-item>
          </text:list>
        </text:list-item>
        <text:list-item>
          <text:p text:style-name="P2">What is the command-line?</text:p>
        </text:list-item>
        <text:list-item>
          <text:p text:style-name="P2">What is a command?</text:p>
          <text:list>
            <text:list-item>
              <text:p text:style-name="P2">What is an executable?</text:p>
            </text:list-item>
            <text:list-item>
              <text:p text:style-name="P2">What is a python program and how do we execute it?</text:p>
            </text:list-item>
          </text:list>
        </text:list-item>
        <text:list-item>
          <text:p text:style-name="P2">What are options or arguments on a command-line?</text:p>
        </text:list-item>
      </text:list>
      <text:p text:style-name="P1"/>
      <text:p text:style-name="P1">We will also download and use a command-line python script for a basic Twitter API search.</text:p>
      <text:p text:style-name="P1"/>
      <text:p text:style-name="P1">These instructions are online at: <text:line-break/>https://github.com/selenamarie/pyladiespdx-classes/blob/master/intro_to_commandline/handout_cmd_line.md</text:p>
      <text:p text:style-name="P1">or if you're typing this in: <text:span text:style-name="T1">http://bit.ly/LRpfC1</text:span></text:p>
      <text:p text:style-name="P1"/>
      <text:p text:style-name="P1"><text:span text:style-name="T1">Preparation!</text:span></text:p>
      <text:p text:style-name="P1"/>
      <text:p text:style-name="P1">There are a few things you can do before class if you want to get a head start. <text:line-break/><text:span text:style-name="T1">You don't have to do any of this ahead of time to participate, and you'll be working in pairs.</text:span></text:p>
      <text:p text:style-name="P1"/>
      <text:p text:style-name="P1">If you have never been to a PyLadies meetup before: </text:p>
      <text:p text:style-name="P1"/>
      <text:p text:style-name="P1">Totally not a problem! There are a few things you'll need on your laptop to play along:</text:p>
      <text:p text:style-name="P1"/>
      <text:p text:style-name="P1"><text:s text:c="4"/>Python http://python.org/download/</text:p>
      <text:p text:style-name="P1"><text:s text:c="4"/>easy_install: http://pypi.python.org/pypi/setuptools</text:p>
      <text:p text:style-name="P1"><text:s text:c="4"/>git: https://help.github.com/articles/set-up-git</text:p>
      <text:p text:style-name="P1"/>
      <text:p text:style-name="P1">If you have any trouble getting Python or <text:span text:style-name="T2">easy_install</text:span> on your computer, just let us know when you arrive.</text:p>
      <text:p text:style-name="P1"/>
      <text:p text:style-name="P3">If you have been to a PyLadies meetup before, or the above instructions were way too easy for you: </text:p>
      <text:p text:style-name="P3"/>
      <text:p text:style-name="P1">Glad to have you back and awesome! Please take a few minutes to set up the TwitterAPI command-line tool. </text:p>
      <text:p text:style-name="P1">Open up a terminal (Terminal in Mac OS X, command.exe in Windows)</text:p>
      <text:p text:style-name="P1"/>
      <text:p text:style-name="P1">Clone the TwitterAPI repo:</text:p>
      <text:p text:style-name="P1"><text:s text:c="4"/><text:span text:style-name="T2">git clone https://github.com/pyladiespdx/TwitterAPI.git</text:span></text:p>
      <text:p text:style-name="P1">or, if you have your SSH key set up:</text:p>
      <text:p text:style-name="P1"><text:s text:c="4"/><text:span text:style-name="T2">git clone git@github.com:pyladiespdx/TwitterAPI.git</text:span></text:p>
      <text:p text:style-name="P1"/>
      <text:p text:style-name="P1">And then go through the instructions at:</text:p>
      <text:p text:style-name="P1"/>
      <text:p text:style-name="P1"><text:s text:c="2"/>https://github.com/pyladiespdx/TwitterAPI</text:p>
      <text:p text:style-name="P1"/>
      <text:p text:style-name="P1">Here are the details that you can use for now to put into your 'config.py':</text:p>
      <text:p text:style-name="P1"/>
      <text:p text:style-name="P4"><text:s text:c="4"/>import twitter</text:p>
      <text:p text:style-name="P4"><text:s text:c="4"/>api = twitter.Api(consumer_key='qhN19WJIpzkEJiFsOccFdA', <text:s text:c="4"/></text:p>
      <text:p text:style-name="P4"><text:s text:c="7"/>consumer_secret='yfRLLonNu9i1o4sA9rzH6JEKOgNcyaMpq2oynt2A6io', </text:p>
      <text:p text:style-name="P4"><text:s text:c="7"/>access_token_key='305854397-8x1GT2pk6Wakg5LoHBVkY6SuLgKS3dmnsUEtYWAn', </text:p>
      <text:p text:style-name="P4"><text:s text:c="7"/>access_token_secret='M2nGNxD01mYx3ebN04pvK6F0wTbfdmLZjL3e42xE4')</text:p>
      <text:p text:style-name="P1"/>
      <text:p text:style-name="P1">After you read the instructions on github that should make a bit more sense. :) If not, just ask when you get to class.</text:p>
      <text:p text:style-name="P1"/>
      <text:p text:style-name="P1"><text:soft-page-break/>If ALL OF THAT was easy as pie:</text:p>
      <text:p text:style-name="P1"/>
      <text:p text:style-name="P3">You rock. Now, take a minute and set up your Twitter API credentials:</text:p>
      <text:p text:style-name="P3"/>
      <text:p text:style-name="P1"><text:s text:c="4"/>Go to: https://dev.twitter.com/ </text:p>
      <text:p text:style-name="P1"><text:s text:c="4"/>Sign In with your Twitter account (create a Twitter account if you don't have one already) </text:p>
      <text:p text:style-name="P1"><text:s text:c="4"/>Go to: https://dev.twitter.com/apps </text:p>
      <text:p text:style-name="P1"><text:s text:c="4"/>Click "Create a new application" and follow the instructions. </text:p>
      <text:p text:style-name="P1"/>
      <text:p text:style-name="P1">Now update your twitter.Api() config in config.py with your information.</text:p>
      <text:p text:style-name="P1"/>
      <text:p text:style-name="P3">Post assessment</text:p>
      <text:p text:style-name="P3"/>
      <text:p text:style-name="P1">Let us know how we did:</text:p>
      <text:p text:style-name="P1">https://docs.google.com/forms/d/1kLXNNZ7bJ9_cej9-1exKi8nIDcd66sEgdlDZFHC-mHA/viewform</text:p>
      <text:p text:style-name="P1">or if you are typing this in: <text:span text:style-name="T1">http://bit.ly/K4QYO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19T19:45:23</meta:creation-date>
    <dc:date>2014-02-05T16:06:50</dc:date>
    <dc:creator>Selena Deckelmann</dc:creator>
    <meta:editing-duration>P1DT19H48M13S</meta:editing-duration>
    <meta:editing-cycles>18</meta:editing-cycles>
    <meta:generator>OpenOffice/4.0.1$Unix OpenOffice.org_project/401m5$Build-9714</meta:generator>
    <meta:printed-by>Selena Deckelmann</meta:printed-by>
    <meta:print-date>2014-02-05T15:57:52</meta:print-date>
    <meta:document-statistic meta:table-count="0" meta:image-count="0" meta:object-count="0" meta:page-count="2" meta:paragraph-count="48" meta:word-count="398" meta:character-count="2831"/>
  </office:meta>
</office:document-meta>
</file>